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7cm" style:rel-column-width="1824*"/>
    </style:style>
    <style:style style:name="Tabelle1.B" style:family="table-column">
      <style:table-column-properties style:column-width="1.39cm" style:rel-column-width="788*"/>
    </style:style>
    <style:style style:name="Tabelle1.C" style:family="table-column">
      <style:table-column-properties style:column-width="3.087cm" style:rel-column-width="1750*"/>
    </style:style>
    <style:style style:name="Tabelle1.D" style:family="table-column">
      <style:table-column-properties style:column-width="1.499cm" style:rel-column-width="850*"/>
    </style:style>
    <style:style style:name="Tabelle1.E" style:family="table-column">
      <style:table-column-properties style:column-width="1.102cm" style:rel-column-width="625*"/>
    </style:style>
    <style:style style:name="Tabelle1.F" style:family="table-column">
      <style:table-column-properties style:column-width="1.3cm" style:rel-column-width="737*"/>
    </style:style>
    <style:style style:name="Tabelle1.G" style:family="table-column">
      <style:table-column-properties style:column-width="1.61cm" style:rel-column-width="913*"/>
    </style:style>
    <style:style style:name="Tabelle1.H" style:family="table-column">
      <style:table-column-properties style:column-width="3.794cm" style:rel-column-width="215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2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1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2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3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4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5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16" style:family="paragraph" style:parent-style-name="Table_20_Contents">
      <style:text-properties fo:font-size="9pt" officeooo:rsid="0040e690" officeooo:paragraph-rsid="0040e690" style:font-size-asian="9pt" style:font-size-complex="9pt"/>
    </style:style>
    <style:style style:name="P17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18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19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0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40e690" officeooo:paragraph-rsid="0040e690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officeooo:paragraph-rsid="001e4af1"/>
    </style:style>
    <style:style style:name="P28" style:family="paragraph" style:parent-style-name="Table_20_Contents">
      <style:text-properties officeooo:paragraph-rsid="0024ef68"/>
    </style:style>
    <style:style style:name="P29" style:family="paragraph" style:parent-style-name="Table_20_Contents">
      <style:text-properties officeooo:paragraph-rsid="002d87f6"/>
    </style:style>
    <style:style style:name="P30" style:family="paragraph" style:parent-style-name="Table_20_Contents">
      <style:paragraph-properties fo:text-align="center" style:justify-single-word="false"/>
      <style:text-properties fo:font-size="9pt" fo:font-weight="bold" officeooo:rsid="00549b57" officeooo:paragraph-rsid="00549b57" style:font-size-asian="9pt" style:font-weight-asian="bold" style:font-size-complex="9pt" style:font-weight-complex="bold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officeooo:rsid="005b0375" style:font-size-asian="9pt" style:font-size-complex="9pt"/>
    </style:style>
    <style:style style:name="T4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5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47916a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2" style:family="text">
      <style:text-properties officeooo:rsid="001e4a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f1fb3"/>
    </style:style>
    <style:style style:name="T15" style:family="text">
      <style:text-properties officeooo:rsid="00300e4e"/>
    </style:style>
    <style:style style:name="T16" style:family="text">
      <style:text-properties officeooo:rsid="00301b6c"/>
    </style:style>
    <style:style style:name="T17" style:family="text">
      <style:text-properties officeooo:rsid="0032ec89"/>
    </style:style>
    <style:style style:name="T18" style:family="text">
      <style:text-properties officeooo:rsid="00364428"/>
    </style:style>
    <style:style style:name="T19" style:family="text">
      <style:text-properties officeooo:rsid="003b426a"/>
    </style:style>
    <style:style style:name="T20" style:family="text">
      <style:text-properties officeooo:rsid="0047916a"/>
    </style:style>
    <style:style style:name="T21" style:family="text">
      <style:text-properties officeooo:rsid="005343fc"/>
    </style:style>
    <style:style style:name="T22" style:family="text">
      <style:text-properties officeooo:rsid="0055170e"/>
    </style:style>
    <style:style style:name="T23" style:family="text">
      <style:text-properties officeooo:rsid="005cf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4">Literature &amp; Application</text:p>
          </table:table-cell>
          <table:table-cell table:style-name="Tabelle1.A1" office:value-type="string">
            <text:p text:style-name="P23">Routing</text:p>
          </table:table-cell>
          <table:table-cell table:style-name="Tabelle1.A1" office:value-type="string">
            <text:p text:style-name="P23">Uncertainty</text:p>
          </table:table-cell>
          <table:table-cell table:style-name="Tabelle1.A1" table:number-columns-spanned="4" office:value-type="string">
            <text:p text:style-name="P23"><text:span text:style-name="T18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30">Offline Approache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Temporal</text:p>
          </table:table-cell>
          <table:table-cell table:style-name="Tabelle1.A2" office:value-type="string">
            <text:p text:style-name="P13">Spatial</text:p>
          </table:table-cell>
          <table:table-cell table:style-name="Tabelle1.A2" office:value-type="string">
            <text:p text:style-name="P13">Routing</text:p>
          </table:table-cell>
          <table:table-cell table:style-name="Tabelle1.A2" office:value-type="string">
            <text:p text:style-name="P13">Processing</text:p>
          </table:table-cell>
          <table:table-cell table:style-name="Tabelle1.H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3">Requests,</text:p>
            <text:p text:style-name="P3">Travel/<text:span text:style-name="T17">Service</text:span> times, Processing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29"><text:span text:style-name="T5">Ensemble Learning</text:span><text:span text:style-name="T4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<text:span text:style-name="T15">T</text:span>ravel/<text:span text:style-name="T17">Service </text:span>times, <text:span text:style-name="T15">P</text:span>rocess<text:span text:style-name="T16">ing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26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29"><text:span text:style-name="T4">Linear </text:span><text:span text:style-name="T5">models, </text:span><text:span text:style-name="T6">SVR</text:span><text:span text:style-name="T5">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2">Chen et al. (2004)</text:p>
            <text:p text:style-name="P12">(Public Transit Systems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12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5"/>
          </table:table-cell>
          <table:table-cell table:style-name="Tabelle1.H2" office:value-type="string">
            <text:p text:style-name="P19">Deep Learning (ANN)</text:p>
          </table:table-cell>
        </table:table-row>
        <table:table-row>
          <table:table-cell table:style-name="Tabelle1.A2" office:value-type="string">
            <text:p text:style-name="P10">Vanajakshi et al. (2007)</text:p>
            <text:p text:style-name="P10">(Traffic Information Systems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10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H2" office:value-type="string">
            <text:p text:style-name="P18">S<text:span text:style-name="T20">upport Vector Regression</text:span>, 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2">et al.</text:span> <text:span text:style-name="T12"><text:s/>(2016)</text:span> (<text:span text:style-name="T12">Traffic Information System</text:span><text:span text:style-name="T23">s</text:span><text:span text:style-name="T1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17">Huang et al. (2018) </text:p>
            <text:p text:style-name="P17">(Taxi travel time prediction) 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 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7"><text:span text:style-name="T1">(</text:span><text:span text:style-name="T2">Traffic Information System</text:span><text:span text:style-name="T3">s</text:span><text:span text:style-name="T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9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 table:style-name="Tabelle1.12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20">This paper<text:span text:style-name="T13"> </text:span></text:p>
            <text:p text:style-name="P21">(Restaurant Meal Delivery)</text:p>
          </table:table-cell>
          <table:table-cell table:style-name="Tabelle1.A2" office:value-type="string">
            <text:p text:style-name="P25">Trips</text:p>
          </table:table-cell>
          <table:table-cell table:style-name="Tabelle1.A2" office:value-type="string">
            <text:p text:style-name="P21">Requests, </text:p>
            <text:p text:style-name="P21">Travel/Service Times, Processing Times 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H2" office:value-type="string">
            <text:p text:style-name="P28"><text:span text:style-name="T9">Ensemble Learning </text:span><text:span text:style-name="T11">(GBDT &amp; RF)</text:span><text:span text:style-name="T7">, </text:span><text:span text:style-name="T8">Deep Learning </text:span><text:span text:style-name="T10">(ANN)</text:span><text:span text:style-name="T7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0-12-18T15:05:06.027548480</dc:date>
    <meta:editing-duration>PT5H58M39S</meta:editing-duration>
    <meta:editing-cycles>19</meta:editing-cycles>
    <meta:generator>LibreOffice/6.4.6.2$Linux_X86_64 LibreOffice_project/40$Build-2</meta:generator>
    <meta:document-statistic meta:table-count="1" meta:image-count="0" meta:object-count="0" meta:page-count="1" meta:paragraph-count="91" meta:word-count="204" meta:character-count="1341" meta:non-whitespace-character-count="1213"/>
  </office:meta>
</office:document-meta>
</file>